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Aluno: Lucas Gabriel de Lima Torres <text:s text:c="6"/>(3ºB)</text:p>
      <text:p text:style-name="Standard">Resumo slide 42 a 54</text:p>
      <text:p text:style-name="Standard"/>
      <text:p text:style-name="Standard">Quando a GUI é extensa, torna-se difícil a comprrensão dos objetivos dos componentes, pois é fornecido um texto para cada componente e sua finalidade.</text:p>
      <text:p text:style-name="Standard">O rótulo<text:s/>criado pela classe Jlabel (subclasse de JComponent) é exibido somente para leitura.</text:p>
      <text:p text:style-name="Standard">O construtor JFrame utiliza seu argumento String como o texto na barra de título da janela</text:p>
      <text:p text:style-name="Standard">Cada componente GUI deve ser anexado em um contêiner, como um Jframe, e ser indicado onde será posicionado cada componente GUI (especificar o layout)</text:p>
      <text:p text:style-name="Standard">Muitos IDEs possuem ferramentas para o design de GUI. Os mesmos geram o código GUI para você, simplificando assim a criação de GUIs</text:p>
      <text:p text:style-name="Standard">Os componentes GUI são colocados em um contêiner da esquerda para a direita, porém quando não há espaço suficiente continua-se na próxima linha. Caso redimensionado, os componentes são movimentados para se adaptar a nova largura do contêiner, processo esse realizado por um FlowLayout.</text:p>
      <text:p text:style-name="Standard">Caso adicionado explicitamente um componente GUI a um contêiner, não será exibido quando o contêiner aparecer na tela.</text:p>
      <text:p text:style-name="Standard">O método setToolTipText define o texto que será exibido quando um JComponent sofrer interação com o cursor do mouser. Já o método add anexa um componente ao contêiner</text:p>
      <text:p text:style-name="Standard">O argumento Icon (objeto de qualquer classe que implementa a interface icon, “pacote javax.swing”) é utilizado para especificar um ícone para um construtor ou para o método setIcon do componente. Já o ImageIcon suporta vários formatos<text:s/>como GIF, PNG e JPEG.</text:p>
      <text:p text:style-name="Standard">O método getClass recupera uma referência para o objeto Class que representa a declaração de</text:p>
      <text:p text:style-name="Standard">classe LabelFrame. Já o getResource, retorna<text:s/>à<text:s/>localização da imagem como um URL.</text:p>
      <text:p text:style-name="Standard">A classe JLabel fornece métodos para alterar a<text:s/>aparência<text:s/>de um<text:s/>rótulo<text:s/>depois de<text:s/>ele ter sido instanciado.<text:s/>Exemplos:<text:s/>setText,<text:s/>getText,<text:s/>setIcon,<text:s/>getIcon,<text:s/>setHorizontalTextPosition<text:s/>e<text:s/>setVerticalTextPosition<text:s/></text:p>
      <text:p text:style-name="Standard">Chamar o<text:s/>método<text:s/>setDefaultCloseOperation com o<text:s/>argumento JFrame.EXIT_ON_CLOSE indica que o programa deve terminar quando a<text:s/>janela for fechada pelo<text:s/>usuári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Gabriel</dc:creator>
    <meta:creation-date>2020-03-04T19:02:00Z</meta:creation-date>
    <dc:date>2020-03-07T16:36:00Z</dc:date>
    <meta:template xlink:href="Normal" xlink:type="simple"/>
    <meta:editing-cycles>2</meta:editing-cycles>
    <meta:editing-duration>PT1020S</meta:editing-duration>
    <meta:document-statistic meta:page-count="1" meta:paragraph-count="4" meta:word-count="320" meta:character-count="2049" meta:row-count="14" meta:non-whitespace-character-count="1733"/>
  </office:meta>
</office:document-meta>
</file>